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Hiper_322__261_cze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6833333333333cm" style:use-optimal-column-width="true"/>
    </style:style>
    <style:style style:name="co3" style:family="table-column">
      <style:table-column-properties fo:break-before="auto" style:column-width="1.24354166666667cm" style:use-optimal-column-width="true"/>
    </style:style>
    <style:style style:name="co4" style:family="table-column">
      <style:table-column-properties fo:break-before="auto" style:column-width="47.3604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zwa</text:p>
          </table:table-cell>
          <table:table-cell office:value-type="string" table:style-name="ce2">
            <text:p>Liczba</text:p>
          </table:table-cell>
          <table:table-cell office:value-type="string" table:style-name="ce2">
            <text:p>Link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terwnik silnika krokowego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ttps://botland.com.pl/sterowniki-silnikow-krokowych/3739-sterownik-silnika-krokowego-drv8825-stepstick-5904422332174.html?fbclid=IwAR0xNxuTfYPWDSHcT6_GMCRApDYmraNOl3FQ3S72tExcgIT8oZJVq8-CnNY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ioda laserowa 5m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s://botland.com.pl/diody-laserowe/11815-dioda-laserowa-5mw-czerwona-650nm-5v-kropka-5904422318024.html?fbclid=IwAR0GWWNvc39aWMTL1lQeQAWQ_mbYGZhKMM2El_Qm8ygQA3O-dX4eCFGN3w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SP32 WiFi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a xlink:href="https://botland.com.pl/moduly-wifi-i-bt-esp32/8893-esp32-wifi-bt-42-platforma-z-modulem-esp-wroom-32-zgodny-z-esp32-devkit-5904422337438.html?fbclid=IwAR0ezbj-nq_bBYyEOhq_O8qmZw2RDztKbN2kYZR9Dg1DpjM4Kdw9EzU4Pdg">https://botland.com.pl/moduly-wifi-i-bt-esp32/8893-esp32-wifi-bt-42-platforma-z-modulem-esp-wroom-32-zgodny-z-esp32-devkit-5904422337438.html?fbclid=IwAR0ezbj-nq_bBYyEOhq_O8qmZw2RDztKbN2kYZR9Dg1DpjM4Kdw9EzU4Pdg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zetwornica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a xlink:href="https://botland.com.pl/przetwornice-step-down/8103-przetwornica-step-down-xl4015-13v-36v-5a-5904422336202.html">https://botland.com.pl/przetwornice-step-down/8103-przetwornica-step-down-xl4015-13v-36v-5a-5904422336202.html</text:a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lnik krokowy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<text:a xlink:href="https://botland.com.pl/silniki-krokowe/12807-silnik-krokowy-z-przekladnia-28byj-48-5v-01a-003nm-ze-sterownikiem-uln2003-5904422306410.html?cd=18298825138&amp;ad=&amp;kd=&amp;gclid=Cj0KCQjwtsCgBhDEARIsAE7RYh3Stgz8NxmHgg-cjI1m6Bo4ZyMjtlaCuHaqap6adeIpRRq3ifVVNPoaAiBkEALw_wcB">https://botland.com.pl/silniki-krokowe/12807-silnik-krokowy-z-przekladnia-28byj-48-5v-01a-003nm-ze-sterownikiem-uln2003-5904422306410.html?cd=18298825138&amp;ad=&amp;kd=&amp;gclid=Cj0KCQjwtsCgBhDEARIsAE7RYh3Stgz8NxmHgg-cjI1m6Bo4ZyMjtlaCuHaqap6adeIpRRq3ifVVNPoaAiBkEALw_wcB</text:a>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Krzysztof</meta:initial-creator>
    <dc:creator>Krzysztof</dc:creator>
    <meta:creation-date>2023-03-14T21:29:22Z</meta:creation-date>
    <dc:date>2023-03-14T21:35:58Z</dc:date>
  </office:meta>
</office:document-meta>
</file>